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color="#000000" draw:fill="solid" draw:fill-color="#ffffff" fo:min-height="5.491cm"/>
    </style:style>
    <style:style style:name="gr2" style:family="graphic" style:parent-style-name="standard">
      <style:graphic-properties draw:stroke="solid" draw:stroke-dash="Ultrafine_20_Dashed" svg:stroke-color="#000000" draw:fill="solid" draw:fill-color="#ffffff" fo:min-height="3.577cm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textarea-vertical-align="middle" fo:min-height="0.703cm"/>
    </style:style>
    <style:style style:name="gr4" style:family="graphic" style:parent-style-name="standard">
      <style:graphic-properties svg:stroke-width="0.03cm" svg:stroke-color="#800000" draw:marker-start-width="0.245cm" draw:marker-end="Arrowheads_20_1" draw:marker-end-width="0.245cm" draw:fill="solid" draw:fill-color="#80000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00000" draw:marker-start-width="0.245cm" draw:marker-end="Arrowheads_20_1" draw:marker-end-width="0.24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vertical-align="middle" fo:min-height="0.791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vertical-align="middle" fo:min-height="0.79cm"/>
    </style:style>
    <style:style style:name="P1" style:family="paragraph">
      <style:paragraph-properties fo:text-align="center"/>
      <style:text-properties fo:font-family="'DejaVu Sans'" style:font-family-generic="swiss" style:font-pitch="variable" fo:font-size="16pt" style:font-size-asian="18pt" style:font-size-complex="18pt"/>
    </style:style>
    <style:style style:name="P2" style:family="paragraph">
      <style:paragraph-properties fo:text-align="center"/>
      <style:text-properties fo:font-family="'DejaVu Sans'" style:font-family-generic="swiss" style:font-pitch="variable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38cm" svg:height="5.741cm" svg:x="2.475cm" svg:y="5.503cm">
          <draw:text-box>
            <text:p text:style-name="P1">Value Dialog</text:p>
          </draw:text-box>
        </draw:frame>
        <draw:frame draw:style-name="gr2" draw:text-style-name="P1" draw:layer="layout" svg:width="9.567cm" svg:height="3.827cm" svg:x="1.322cm" svg:y="0.6cm">
          <draw:text-box>
            <text:p text:style-name="P1">Main Window</text:p>
          </draw:text-box>
        </draw:frame>
        <draw:frame draw:style-name="gr3" draw:text-style-name="P1" draw:layer="layout" svg:width="8.291cm" svg:height="0.953cm" svg:x="1.96cm" svg:y="1.719cm">
          <draw:text-box>
            <text:p text:style-name="P1">Slider</text:p>
          </draw:text-box>
        </draw:frame>
        <draw:frame draw:style-name="gr3" draw:text-style-name="P1" draw:id="id1" draw:layer="layout" svg:width="3.827cm" svg:height="0.953cm" svg:x="1.96cm" svg:y="2.994cm">
          <draw:text-box>
            <text:p text:style-name="P1">Modal</text:p>
          </draw:text-box>
        </draw:frame>
        <draw:frame draw:style-name="gr3" draw:text-style-name="P1" draw:id="id3" draw:layer="layout" svg:width="3.827cm" svg:height="0.953cm" svg:x="6.424cm" svg:y="2.994cm">
          <draw:text-box>
            <text:p text:style-name="P1">Modeless</text:p>
          </draw:text-box>
        </draw:frame>
        <draw:connector draw:style-name="gr4" draw:text-style-name="P2" draw:layer="layout" draw:type="curve" draw:line-skew="-1.13cm" svg:x1="1.96cm" svg:y1="3.47cm" svg:x2="2.275cm" svg:y2="8.572cm" draw:start-shape="id1" draw:start-glue-point="3" draw:end-shape="id2" draw:end-glue-point="3" svg:d="m1960 3470c-2446 0-2604 5102 315 5102">
          <text:p text:style-name="P2">exec()</text:p>
        </draw:connector>
        <draw:connector draw:style-name="gr5" draw:text-style-name="P2" draw:layer="layout" draw:type="curve" draw:line-skew="1.387cm" svg:x1="10.251cm" svg:y1="3.47cm" svg:x2="9.805cm" svg:y2="9.005cm" draw:start-shape="id3" draw:start-glue-point="1" svg:d="m10251 3470c2832 0 3055 5535-446 5535">
          <text:p text:style-name="P2">show()</text:p>
        </draw:connector>
        <draw:frame draw:style-name="gr1" draw:text-style-name="P1" draw:id="id2" draw:layer="layout" svg:width="7.338cm" svg:height="5.741cm" svg:x="2.275cm" svg:y="5.702cm">
          <draw:text-box>
            <text:p text:style-name="P1">Value Dialog</text:p>
          </draw:text-box>
        </draw:frame>
        <draw:frame draw:style-name="gr6" draw:text-style-name="P1" draw:layer="layout" svg:width="6.723cm" svg:height="1.041cm" svg:x="2.568cm" svg:y="6.978cm">
          <draw:text-box>
            <text:p text:style-name="P1">Spinbox</text:p>
          </draw:text-box>
        </draw:frame>
        <draw:frame draw:style-name="gr3" draw:text-style-name="P1" draw:layer="layout" svg:width="3.189cm" svg:height="0.953cm" svg:x="2.658cm" svg:y="9.857cm">
          <draw:text-box>
            <text:p text:style-name="P1">Ok</text:p>
          </draw:text-box>
        </draw:frame>
        <draw:frame draw:style-name="gr3" draw:text-style-name="P1" draw:layer="layout" svg:width="3.189cm" svg:height="0.953cm" svg:x="6.102cm" svg:y="9.857cm">
          <draw:text-box>
            <text:p text:style-name="P1">Cancel</text:p>
          </draw:text-box>
        </draw:frame>
        <draw:frame draw:style-name="gr7" draw:text-style-name="P1" draw:layer="layout" svg:width="6.692cm" svg:height="1.04cm" svg:x="2.599cm" svg:y="8.254cm">
          <draw:text-box>
            <text:p text:style-name="P1">Sli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26T12:34:54</meta:creation-date>
    <dc:date>2010-03-26T12:57:34</dc:date>
    <meta:editing-duration>PT00H22M41S</meta:editing-duration>
    <meta:editing-cycles>4</meta:editing-cycles>
    <meta:generator>OpenOffice.org/3.2$Unix OpenOffice.org_project/320m12$Build-9483</meta:generator>
    <meta:document-statistic meta:object-count="12"/>
  </office:meta>
</office:document-meta>
</file>